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RAA</text:p>
          </table:table-cell>
        </table:table-row>
        <table:table-row table:style-name="ro1">
          <table:table-cell office:value-type="date" office:date-value="2008-10-06" calcext:value-type="date">
            <text:p>06/10/08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date" office:date-value="2008-12-15" calcext:value-type="date">
            <text:p>15/12/08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09-02-09" calcext:value-type="date">
            <text:p>09/02/09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09-03-30" calcext:value-type="date">
            <text:p>30/03/09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09-05-25" calcext:value-type="date">
            <text:p>25/05/09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09-06-25" calcext:value-type="date">
            <text:p>25/06/09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09-07-09" calcext:value-type="date">
            <text:p>09/07/09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09-10-05" calcext:value-type="date">
            <text:p>05/10/09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09-11-16" calcext:value-type="date">
            <text:p>16/11/09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09-12-14" calcext:value-type="date">
            <text:p>14/12/09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10-02-08" calcext:value-type="date">
            <text:p>08/02/10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10-03-29" calcext:value-type="date">
            <text:p>29/03/1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10-06-21" calcext:value-type="date">
            <text:p>21/06/1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10-07-12" calcext:value-type="date">
            <text:p>12/07/1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10-09-27" calcext:value-type="date">
            <text:p>27/09/10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10-10-25" calcext:value-type="date">
            <text:p>25/10/10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10-12-06" calcext:value-type="date">
            <text:p>06/12/10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11-02-07" calcext:value-type="date">
            <text:p>07/02/11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11-04-04" calcext:value-type="date">
            <text:p>04/04/1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11-05-16" calcext:value-type="date">
            <text:p>16/05/11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11-06-27" calcext:value-type="date">
            <text:p>27/06/11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11-10-17" calcext:value-type="date">
            <text:p>17/10/1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11-12-12" calcext:value-type="date">
            <text:p>12/12/11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12-02-06" calcext:value-type="date">
            <text:p>06/02/1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12-03-19" calcext:value-type="date">
            <text:p>19/03/1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2-06-25" calcext:value-type="date">
            <text:p>25/06/12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12-12-10" calcext:value-type="date">
            <text:p>10/12/12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13-02-11" calcext:value-type="date">
            <text:p>11/02/13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13-03-25" calcext:value-type="date">
            <text:p>25/03/1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13-06-17" calcext:value-type="date">
            <text:p>17/06/13</text:p>
          </table:table-cell>
          <table:table-cell table:number-columns-repeated="2"/>
        </table:table-row>
        <table:table-row table:style-name="ro1">
          <table:table-cell office:value-type="date" office:date-value="2013-10-07" calcext:value-type="date">
            <text:p>07/10/13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13-12-09" calcext:value-type="date">
            <text:p>09/12/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6:25:21.823972504</meta:creation-date>
    <dc:date>2014-10-04T17:29:01.248854775</dc:date>
    <meta:editing-duration>PT48M27S</meta:editing-duration>
    <meta:editing-cycles>3</meta:editing-cycles>
    <meta:generator>LibreOffice/4.2.6.3$Linux_x86 LibreOffice_project/420m0$Build-3</meta:generator>
    <meta:document-statistic meta:table-count="1" meta:cell-count="95" meta:object-count="0"/>
  </office:meta>
</office:document-meta>
</file>